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agmataPro Mono Liga" svg:font-family="'PragmataPro Mono Liga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ragmataPro Mono Lig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PragmataPro Mono Lig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03.4pt" svg:height="341.06pt" svg:x="299.74pt" svg:y="146.1pt">
            <draw:object draw:notify-on-update-of-ranges="Sheet1.G7:Sheet1.G10 Sheet1.H6:Sheet1.H6 Sheet1.H7:Sheet1.H10 Sheet1.I6:Sheet1.I6 Sheet1.I7:Sheet1.I10 Sheet1.J6:Sheet1.J6 Sheet1.J7:Sheet1.J10 Sheet1.K6:Sheet1.K6 Sheet1.K7:Sheet1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uple[10 items]</text:p>
          </table:table-cell>
          <table:table-cell table:style-name="ce1" office:value-type="string" calcext:value-type="string">
            <text:p>Map <text:s/>[10 items]</text:p>
          </table:table-cell>
          <table:table-cell table:style-name="ce1" office:value-type="string" calcext:value-type="string">
            <text:p>List [200 items]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ergo &gt; ergo</text:p>
          </table:table-cell>
          <table:table-cell table:style-name="ce1" office:value-type="float" office:value="266891" calcext:value-type="float">
            <text:p>266891</text:p>
          </table:table-cell>
          <table:table-cell table:style-name="ce1" office:value-type="float" office:value="261967" calcext:value-type="float">
            <text:p>261967</text:p>
          </table:table-cell>
          <table:table-cell table:style-name="ce1" office:value-type="float" office:value="259877" calcext:value-type="float">
            <text:p>259877</text:p>
          </table:table-cell>
          <table:table-cell table:style-name="ce1" office:value-type="float" office:value="255128" calcext:value-type="float">
            <text:p>255128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ergo &gt; erlang</text:p>
          </table:table-cell>
          <table:table-cell table:style-name="ce1" office:value-type="float" office:value="189742" calcext:value-type="float">
            <text:p>189742</text:p>
          </table:table-cell>
          <table:table-cell table:style-name="ce1" office:value-type="float" office:value="179887" calcext:value-type="float">
            <text:p>179887</text:p>
          </table:table-cell>
          <table:table-cell table:style-name="ce1" office:value-type="float" office:value="177139" calcext:value-type="float">
            <text:p>177139</text:p>
          </table:table-cell>
          <table:table-cell table:style-name="ce1" office:value-type="float" office:value="172158" calcext:value-type="float">
            <text:p>172158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erlang &gt; ergo</text:p>
          </table:table-cell>
          <table:table-cell table:style-name="ce1" office:value-type="float" office:value="178638" calcext:value-type="float">
            <text:p>178638</text:p>
          </table:table-cell>
          <table:table-cell table:style-name="ce1" office:value-type="float" office:value="142554" calcext:value-type="float">
            <text:p>142554</text:p>
          </table:table-cell>
          <table:table-cell table:style-name="ce1" office:value-type="float" office:value="105498" calcext:value-type="float">
            <text:p>105498</text:p>
          </table:table-cell>
          <table:table-cell table:style-name="ce1" office:value-type="float" office:value="40274" calcext:value-type="float">
            <text:p>40274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erlang &gt; erlang</text:p>
          </table:table-cell>
          <table:table-cell table:style-name="ce1" office:value-type="float" office:value="176632" calcext:value-type="float">
            <text:p>176632</text:p>
          </table:table-cell>
          <table:table-cell table:style-name="ce1" office:value-type="float" office:value="140724" calcext:value-type="float">
            <text:p>140724</text:p>
          </table:table-cell>
          <table:table-cell table:style-name="ce1" office:value-type="float" office:value="102765" calcext:value-type="float">
            <text:p>102765</text:p>
          </table:table-cell>
          <table:table-cell table:style-name="ce1" office:value-type="float" office:value="32501" calcext:value-type="float">
            <text:p>32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agmataPro Mono Liga" svg:font-family="'PragmataPro Mono Liga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9:41:55.889190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3:13:18.011907967</meta:creation-date>
    <dc:date>2020-04-22T22:27:53.746631222</dc:date>
    <meta:editing-duration>PT3H13M49S</meta:editing-duration>
    <meta:editing-cycles>14</meta:editing-cycles>
    <meta:generator>LibreOffice/6.1.5.2$Linux_X86_64 LibreOffice_project/1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PragmataPro Mono Liga'" style:font-style-name="Regular" style:font-pitch="fixed" fo:font-size="1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PragmataPro Mono Liga'" style:font-style-name="Regular" style:font-pitch="fixed"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PragmataPro Mono Liga'" style:font-style-name="Regular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PragmataPro Mono Liga'" style:font-style-name="Regular" style:font-pitch="fixe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b493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abd2f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8ec06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d3869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6cm" svg:height="12.033cm" xlink:href=".." xlink:type="simple" chart:class="chart:bar" chart:style-name="ch1">
        <chart:title svg:x="0.401cm" svg:y="0.084cm" chart:style-name="ch2">
          <text:p>Ergo Framework vs Erlang (network messaging using native DIST/ETF)
120 genservers are running on two nodes at localhost and making 
sync gen_server:call(..., value) to each other.

Number of sync RPS (more is better)</text:p>
        </chart:title>
        <chart:legend svg:x="13.22cm" svg:y="0.151cm" style:legend-expansion="custom" chartooo:width="3.881cm" chartooo:height="2.043cm" style:legend-expansion-aspect-ratio="1.89965736661772" chart:style-name="ch3"/>
        <chart:plot-area chart:style-name="ch4" table:cell-range-address="Sheet1.G6:Sheet1.K10" chart:data-source-has-labels="both" svg:x="0.441cm" svg:y="2.304cm" svg:width="16.392cm" svg:height="9.198cm">
          <chartooo:coordinate-region svg:x="1.803cm" svg:y="2.49cm" svg:width="15.03cm" svg:height="8.391cm"/>
          <chart:axis chart:dimension="x" chart:name="primary-x" chart:style-name="ch5" chartooo:axis-type="auto">
            <chartooo:date-scale/>
            <chart:categories table:cell-range-address="Sheet1.G7:Sheet1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7:Sheet1.H10" chart:label-cell-address="Sheet1.H6:Sheet1.H6" chart:class="chart:bar">
            <chart:data-point chart:repeated="4"/>
          </chart:series>
          <chart:series chart:style-name="ch9" chart:values-cell-range-address="Sheet1.I7:Sheet1.I10" chart:label-cell-address="Sheet1.I6:Sheet1.I6" chart:class="chart:bar">
            <chart:data-point chart:style-name="ch10"/>
            <chart:data-point chart:repeated="3"/>
          </chart:series>
          <chart:series chart:style-name="ch11" chart:values-cell-range-address="Sheet1.J7:Sheet1.J10" chart:label-cell-address="Sheet1.J6:Sheet1.J6" chart:class="chart:bar">
            <chart:data-point chart:repeated="4"/>
          </chart:series>
          <chart:series chart:style-name="ch12" chart:values-cell-range-address="Sheet1.K7:Sheet1.K10" chart:label-cell-address="Sheet1.K6:Sheet1.K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H6:Sheet1.H6</svg:desc>
                </draw:g>
              </table:table-cell>
              <table:table-cell office:value-type="string">
                <text:p>Tuple[10 items]</text:p>
                <draw:g>
                  <svg:desc>Sheet1.I6:Sheet1.I6</svg:desc>
                </draw:g>
              </table:table-cell>
              <table:table-cell office:value-type="string">
                <text:p>Map  [10 items]</text:p>
                <draw:g>
                  <svg:desc>Sheet1.J6:Sheet1.J6</svg:desc>
                </draw:g>
              </table:table-cell>
              <table:table-cell office:value-type="string">
                <text:p>List [200 items]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rgo &gt; ergo</text:p>
                <draw:g>
                  <svg:desc>Sheet1.G7:Sheet1.G10</svg:desc>
                </draw:g>
              </table:table-cell>
              <table:table-cell office:value-type="float" office:value="266891">
                <text:p>266891</text:p>
                <draw:g>
                  <svg:desc>Sheet1.H7:Sheet1.H10</svg:desc>
                </draw:g>
              </table:table-cell>
              <table:table-cell office:value-type="float" office:value="261967">
                <text:p>261967</text:p>
                <draw:g>
                  <svg:desc>Sheet1.I7:Sheet1.I10</svg:desc>
                </draw:g>
              </table:table-cell>
              <table:table-cell office:value-type="float" office:value="259877">
                <text:p>259877</text:p>
                <draw:g>
                  <svg:desc>Sheet1.J7:Sheet1.J10</svg:desc>
                </draw:g>
              </table:table-cell>
              <table:table-cell office:value-type="float" office:value="255128">
                <text:p>255128</text:p>
                <draw:g>
                  <svg:desc>Sheet1.K7:Sheet1.K10</svg:desc>
                </draw:g>
              </table:table-cell>
            </table:table-row>
            <table:table-row>
              <table:table-cell office:value-type="string">
                <text:p>ergo &gt; erlang</text:p>
              </table:table-cell>
              <table:table-cell office:value-type="float" office:value="189742">
                <text:p>189742</text:p>
              </table:table-cell>
              <table:table-cell office:value-type="float" office:value="179887">
                <text:p>179887</text:p>
              </table:table-cell>
              <table:table-cell office:value-type="float" office:value="177139">
                <text:p>177139</text:p>
              </table:table-cell>
              <table:table-cell office:value-type="float" office:value="172158">
                <text:p>172158</text:p>
              </table:table-cell>
            </table:table-row>
            <table:table-row>
              <table:table-cell office:value-type="string">
                <text:p>erlang &gt; ergo</text:p>
              </table:table-cell>
              <table:table-cell office:value-type="float" office:value="178638">
                <text:p>178638</text:p>
              </table:table-cell>
              <table:table-cell office:value-type="float" office:value="142554">
                <text:p>142554</text:p>
              </table:table-cell>
              <table:table-cell office:value-type="float" office:value="105498">
                <text:p>105498</text:p>
              </table:table-cell>
              <table:table-cell office:value-type="float" office:value="40274">
                <text:p>40274</text:p>
              </table:table-cell>
            </table:table-row>
            <table:table-row>
              <table:table-cell office:value-type="string">
                <text:p>erlang &gt; erlang</text:p>
              </table:table-cell>
              <table:table-cell office:value-type="float" office:value="176632">
                <text:p>176632</text:p>
              </table:table-cell>
              <table:table-cell office:value-type="float" office:value="140724">
                <text:p>140724</text:p>
              </table:table-cell>
              <table:table-cell office:value-type="float" office:value="102765">
                <text:p>102765</text:p>
              </table:table-cell>
              <table:table-cell office:value-type="float" office:value="32501">
                <text:p>32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